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EF040616020E9857.png" manifest:media-type="image/png"/>
  <manifest:file-entry manifest:full-path="Pictures/1000000000000A5A00000546D92D007685B74EF7.jpg" manifest:media-type="image/jpeg"/>
  <manifest:file-entry manifest:full-path="Pictures/1000000000000320000002E648D97C1A83EA6ECC.png" manifest:media-type="image/png"/>
  <manifest:file-entry manifest:full-path="Pictures/10000000000001E00000013FB46EBD497042F9D4.jpg" manifest:media-type="image/jpeg"/>
  <manifest:file-entry manifest:full-path="Pictures/10000201000001840000017B86DFB2480BED1C99.png" manifest:media-type="image/png"/>
  <manifest:file-entry manifest:full-path="Pictures/100000000000002000000020B2FF2A327EABC87D.png" manifest:media-type="image/png"/>
  <manifest:file-entry manifest:full-path="Pictures/100000000000032000000274D48D5CD280DAD865.png" manifest:media-type="image/png"/>
  <manifest:file-entry manifest:full-path="Pictures/1000000000000500000002D01303A68A39DBF35B.jpg" manifest:media-type="image/jpeg"/>
  <manifest:file-entry manifest:full-path="Pictures/1000000000000320000002558A923EE5002EAF87.jpg" manifest:media-type="image/jpeg"/>
  <manifest:file-entry manifest:full-path="Pictures/10000000000001A90000011BCC9C1E1F8BD60B08.jpg" manifest:media-type="image/jpeg"/>
  <manifest:file-entry manifest:full-path="Pictures/10000201000002800000009B1A164C4531575A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he day I became a millionair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9.562cm" svg:height="13cm" svg:x="3.969cm" svg:y="5.5cm" presentation:class="graphic">
          <draw:image xlink:href="Pictures/10000000000001E00000013FB46EBD497042F9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5.5cm" svg:height="12.99cm" svg:x="1cm" svg:y="5.505cm" presentation:class="graphic">
          <draw:image xlink:href="Pictures/1000000000000A5A00000546D92D007685B74E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3.111cm" svg:height="13cm" svg:x="2.194cm" svg:y="5.5cm" presentation:class="graphic">
          <draw:image xlink:href="Pictures/100000000000064000000384EF040616020E98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6.56cm" svg:height="13cm" svg:x="5.47cm" svg:y="5.5cm" presentation:class="graphic">
          <draw:image xlink:href="Pictures/100000000000032000000274D48D5CD280DAD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3.112cm" svg:height="13cm" svg:x="2.194cm" svg:y="5.5cm" presentation:class="graphic">
          <draw:image xlink:href="Pictures/1000000000000500000002D01303A68A39DBF35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7.42cm" svg:height="13cm" svg:x="5.04cm" svg:y="5.5cm" presentation:class="graphic">
          <draw:image xlink:href="Pictures/1000000000000320000002558A923EE5002EAF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9.522cm" svg:height="13cm" svg:x="3.989cm" svg:y="5.5cm" presentation:class="graphic">
          <draw:image xlink:href="Pictures/10000000000001A90000011BCC9C1E1F8BD60B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5.5cm" svg:height="6.175cm" svg:x="1cm" svg:y="8.912cm" presentation:class="graphic">
          <draw:image xlink:href="Pictures/10000201000002800000009B1A164C4531575A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3.308cm" svg:height="13cm" svg:x="7.096cm" svg:y="5.5cm" presentation:class="graphic">
          <draw:image xlink:href="Pictures/10000201000001840000017B86DFB2480BED1C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4.016cm" svg:height="13cm" svg:x="6.742cm" svg:y="5.5cm" presentation:class="graphic">
          <draw:image xlink:href="Pictures/1000000000000320000002E648D97C1A83EA6E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01:06:38.253029949</meta:creation-date>
    <meta:editing-duration>PT8M31S</meta:editing-duration>
    <meta:editing-cycles>2</meta:editing-cycles>
    <meta:generator>LibreOffice/5.1.4.2$Linux_X86_64 LibreOffice_project/10m0$Build-2</meta:generator>
    <dc:date>2016-12-03T01:36:06.949006229</dc:date>
    <meta:document-statistic meta:object-count="81"/>
    <meta:template xlink:type="simple" xlink:actuate="onRequest" xlink:title="Alizarin" xlink:href="../../../../usr/lib/libreoffice/share/template/common/presnt/Alizarin.otp" meta:date="2016-12-03T01:06:38.1911206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